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office:value-type="string">
            <text:p>paymentAudio</text:p>
          </table:table-cell>
          <table:table-cell office:value-type="string">
            <text:p>paymentVideo</text:p>
          </table:table-cell>
          <table:table-cell office:value-type="string">
            <text:p>paymentTotal</text:p>
          </table:table-cell>
          <table:table-cell office:value-type="string">
            <text:p>10% to aman</text:p>
          </table:table-cell>
          <table:table-cell office:value-type="string">
            <text:p>my income</text:p>
          </table:table-cell>
          <table:table-cell/>
          <table:table-cell office:value-type="string">
            <text:p>projectCompletion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ternal Code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pcoming Summer</text:p>
          </table:table-cell>
          <table:table-cell office:value-type="string">
            <text:p>Niha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t Young Blood</text:p>
          </table:table-cell>
          <table:table-cell office:value-type="string">
            <text:p>Nihl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675">
            <text:p>675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volt</text:p>
          </table:table-cell>
          <table:table-cell office:value-type="string">
            <text:p>Amrita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ad Rising Watch Over</text:p>
          </table:table-cell>
          <table:table-cell office:value-type="string">
            <text:p>Nikhil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75">
            <text:p>75</text:p>
          </table:table-cell>
          <table:table-cell office:value-type="float" office:value="720">
            <text:p>720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known</text:p>
          </table:table-cell>
          <table:table-cell office:value-type="string">
            <text:p>Nihal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y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28/01/2022</text:date>, <text:time>15:3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1-28T15:39:54.90</dc:date>
    <dc:creator>Suprabhat Maurya</dc:creator>
    <meta:editing-duration>PT2H28M37S</meta:editing-duration>
    <meta:editing-cycles>16</meta:editing-cycles>
    <meta:generator>OpenOffice/4.1.11$Win32 OpenOffice.org_project/4111m1$Build-9808</meta:generator>
    <meta:document-statistic meta:table-count="3" meta:cell-count="118" meta:object-count="0"/>
  </office:meta>
</office:document-meta>
</file>